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0A7ECF9D8A932E1FA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0.902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3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15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71db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7527b" officeooo:paragraph-rsid="0007527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87ba" officeooo:paragraph-rsid="001187b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207a3f" officeooo:paragraph-rsid="00207a3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7527b" officeooo:paragraph-rsid="0007527b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da06a" officeooo:paragraph-rsid="000da06a"/>
    </style:style>
    <style:style style:name="P9" style:family="paragraph" style:parent-style-name="Table_20_Contents">
      <style:paragraph-properties fo:text-align="end" style:justify-single-word="false"/>
      <style:text-properties fo:font-size="12pt" officeooo:rsid="000da06a" officeooo:paragraph-rsid="000da06a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187ba" officeooo:paragraph-rsid="001187ba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916ab" officeooo:paragraph-rsid="001187ba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320a8" officeooo:paragraph-rsid="001320a8"/>
    </style:style>
    <style:style style:name="P13" style:family="paragraph" style:parent-style-name="Heading_20_1">
      <style:paragraph-properties fo:text-align="center" style:justify-single-word="false"/>
      <style:text-properties fo:font-size="12pt" fo:font-weight="normal" officeooo:rsid="00207a3f" officeooo:paragraph-rsid="00207a3f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07a3f" officeooo:paragraph-rsid="00207a3f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07a3f" officeooo:paragraph-rsid="001e5752"/>
    </style:style>
    <style:style style:name="P16" style:family="paragraph" style:parent-style-name="Footer">
      <style:text-properties officeooo:rsid="000f9795" officeooo:paragraph-rsid="000f9795"/>
    </style:style>
    <style:style style:name="P17" style:family="paragraph" style:parent-style-name="Heading_20_1">
      <style:paragraph-properties fo:text-align="center" style:justify-single-word="false"/>
      <style:text-properties fo:font-size="12pt" fo:font-weight="normal" officeooo:rsid="0021cb70" officeooo:paragraph-rsid="00207a3f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font-size="12pt" fo:font-weight="normal" officeooo:rsid="0021cb70" officeooo:paragraph-rsid="0021cb70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paragraph-rsid="0021cb70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1cb70" officeooo:paragraph-rsid="0021cb70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24d54" officeooo:paragraph-rsid="00224d54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416ce" officeooo:paragraph-rsid="00207a3f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416ce" officeooo:paragraph-rsid="002416ce"/>
    </style:style>
    <style:style style:name="P24" style:family="paragraph" style:parent-style-name="Table_20_Contents">
      <style:paragraph-properties fo:text-align="center" style:justify-single-word="false"/>
      <style:text-properties officeooo:paragraph-rsid="00224d54"/>
    </style:style>
    <style:style style:name="P25" style:family="paragraph" style:parent-style-name="Table_20_Contents">
      <style:paragraph-properties fo:text-align="center" style:justify-single-word="false"/>
      <style:text-properties officeooo:rsid="0021cb70" officeooo:paragraph-rsid="0021cb70"/>
    </style:style>
    <style:style style:name="P26" style:family="paragraph" style:parent-style-name="Table_20_Contents">
      <style:paragraph-properties fo:text-align="center" style:justify-single-word="false"/>
      <style:text-properties officeooo:rsid="00224d54" officeooo:paragraph-rsid="00224d54"/>
    </style:style>
    <style:style style:name="T1" style:family="text">
      <style:text-properties officeooo:rsid="0007527b"/>
    </style:style>
    <style:style style:name="T2" style:family="text">
      <style:text-properties officeooo:rsid="001187ba"/>
    </style:style>
    <style:style style:name="T3" style:family="text">
      <style:text-properties officeooo:rsid="00139242"/>
    </style:style>
    <style:style style:name="T4" style:family="text">
      <style:text-properties fo:font-size="14pt" fo:font-weight="bold" officeooo:rsid="001187ba" style:font-weight-asian="bold" style:font-weight-complex="bold"/>
    </style:style>
    <style:style style:name="T5" style:family="text">
      <style:text-properties fo:font-size="14pt" fo:font-weight="bold" officeooo:rsid="00139242" style:font-weight-asian="bold" style:font-weight-complex="bold"/>
    </style:style>
    <style:style style:name="T6" style:family="text">
      <style:text-properties fo:font-variant="normal" fo:text-transform="none" fo:font-size="12pt" officeooo:rsid="0021cb70"/>
    </style:style>
    <style:style style:name="T7" style:family="text">
      <style:text-properties fo:font-size="12pt" officeooo:rsid="001d345a"/>
    </style:style>
    <style:style style:name="T8" style:family="text">
      <style:text-properties style:font-name="sans-serif" fo:font-size="10.8000001907349pt" fo:font-weight="bold" officeooo:rsid="0021cb70" style:font-weight-asian="bold" style:font-weight-complex="bold"/>
    </style:style>
    <style:style style:name="T9" style:family="text">
      <style:text-properties officeooo:rsid="0021cb70"/>
    </style:style>
    <style:style style:name="T10" style:family="text">
      <style:text-properties officeooo:rsid="002416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4"/>
      <text:p text:style-name="P4"/>
      <text:p text:style-name="P4"/>
      <text:p text:style-name="P19"><text:span text:style-name="T8">Diseño de placa PCB</text:span><text:span text:style-name="T4"> – </text:span><text:span text:style-name="T5">Jose 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197856005296">
          <table:table-cell table:style-name="Table1.A1" office:value-type="string">
            <text:p text:style-name="P6">Ítem</text:p>
          </table:table-cell>
          <table:table-cell table:style-name="Table1.A1" office:value-type="string">
            <text:p text:style-name="P6">Descripción</text:p>
          </table:table-cell>
          <table:table-cell table:style-name="Table1.A1" office:value-type="string">
            <text:p text:style-name="P6">Cantidad</text:p>
          </table:table-cell>
          <table:table-cell table:style-name="Table1.A1" office:value-type="string">
            <text:p text:style-name="P6">Precio Unitario (USD<text:span text:style-name="T1">)</text:span></text:p>
          </table:table-cell>
          <table:table-cell table:style-name="Table1.A1" office:value-type="string">
            <text:p text:style-name="P7">Precio Parcial (USD)</text:p>
          </table:table-cell>
          <table:table-cell table:style-name="Table1.F1" office:value-type="string">
            <text:p text:style-name="P7">Proveedor</text:p>
          </table:table-cell>
        </table:table-row>
        <table:table-row table:style-name="TableLine2197997671968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20">PIC16F628-20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20">3.9</text:p>
          </table:table-cell>
          <table:table-cell table:style-name="Table1.A2" office:value-type="string">
            <text:p text:style-name="P20">3.9</text:p>
          </table:table-cell>
          <table:table-cell table:style-name="Table1.F2" office:value-type="string">
            <text:p text:style-name="P11"><text:a xlink:type="simple" xlink:href="https://www.digikey.com/es/products/detail/microchip-technology/PIC16F628-20-P/362648" text:style-name="Internet_20_link" text:visited-style-name="Visited_20_Internet_20_Link"><text:span text:style-name="T2">Digi-Key</text:span></text:a></text:p>
          </table:table-cell>
        </table:table-row>
        <table:table-row table:style-name="TableLine2197997678880">
          <table:table-cell table:style-name="Table1.A2" office:value-type="string">
            <text:p text:style-name="P10">2</text:p>
          </table:table-cell>
          <table:table-cell table:style-name="Table1.A2" office:value-type="string">
            <text:h text:style-name="P18" text:outline-level="1">Conector JST 4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4">0.<text:span text:style-name="T9">54</text:span></text:p>
          </table:table-cell>
          <table:table-cell table:style-name="Table1.E3" table:formula="ooow:&lt;D3&gt;*3" office:value-type="float" office:value="1.62">
            <text:p text:style-name="P15">1.62</text:p>
          </table:table-cell>
          <table:table-cell table:style-name="Table1.F2" office:value-type="string">
            <text:p text:style-name="P25"><text:a xlink:type="simple" xlink:href="https://www.digikey.com/es/products/detail/jst-sales-america-inc/B4B-PH-SM4-TBT-LF-SN/2217689" text:style-name="Internet_20_link" text:visited-style-name="Visited_20_Internet_20_Link"><text:span text:style-name="T6">Digi-Key</text:span></text:a></text:p>
          </table:table-cell>
        </table:table-row>
        <table:table-row table:style-name="TableLine2197997675136">
          <table:table-cell table:style-name="Table1.A2" office:value-type="string">
            <text:p text:style-name="P20">3</text:p>
          </table:table-cell>
          <table:table-cell table:style-name="Table1.A2" office:value-type="string">
            <text:h text:style-name="P18" text:outline-level="1">Conector JST 2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.55</text:p>
          </table:table-cell>
          <table:table-cell table:style-name="Table1.E3" office:value-type="float" office:value="0.55">
            <text:p text:style-name="P20">0.55</text:p>
          </table:table-cell>
          <table:table-cell table:style-name="Table1.F2" office:value-type="string">
            <text:p text:style-name="P25"><text:a xlink:type="simple" xlink:href="https://www.digikey.com/es/products/detail/jst-sales-america-inc/B2B-ZR-SM4-TF-LF-SN/926588" text:style-name="Internet_20_link" text:visited-style-name="Visited_20_Internet_20_Link">Digi-Key</text:a></text:p>
          </table:table-cell>
        </table:table-row>
        <table:table-row table:style-name="TableLine2197997675136">
          <table:table-cell table:style-name="Table1.A2" office:value-type="string">
            <text:p text:style-name="P20">4</text:p>
          </table:table-cell>
          <table:table-cell table:style-name="Table1.A2" office:value-type="string">
            <text:h text:style-name="P18" text:outline-level="1">Conector tipo Bornera 2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0.45</text:p>
          </table:table-cell>
          <table:table-cell table:style-name="Table1.E3" office:value-type="float" office:value="0.45">
            <text:p text:style-name="P21">0.45</text:p>
          </table:table-cell>
          <table:table-cell table:style-name="Table1.F2" office:value-type="string">
            <text:p text:style-name="P26"><text:a xlink:type="simple" xlink:href="https://www.digikey.com/es/products/detail/adam-tech/EBBA-02-C-SS-BU/9831915" text:style-name="Internet_20_link" text:visited-style-name="Visited_20_Internet_20_Link">Digi-Key</text:a></text:p>
          </table:table-cell>
        </table:table-row>
        <table:table-row table:style-name="TableLine2197997675136">
          <table:table-cell table:style-name="Table1.A2" office:value-type="string">
            <text:p text:style-name="P20">5</text:p>
          </table:table-cell>
          <table:table-cell table:style-name="Table1.A2" office:value-type="string">
            <text:h text:style-name="P18" text:outline-level="1">Pulsador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0.54</text:p>
          </table:table-cell>
          <table:table-cell table:style-name="Table1.E3" office:value-type="float" office:value="0.54">
            <text:p text:style-name="P21">0.54</text:p>
          </table:table-cell>
          <table:table-cell table:style-name="Table1.F2" office:value-type="string">
            <text:p text:style-name="P26"><text:a xlink:type="simple" xlink:href="https://www.digikey.com/es/products/detail/js-switch/JST1103S-3/16396112" text:style-name="Internet_20_link" text:visited-style-name="Visited_20_Internet_20_Link">Digi-Key</text:a></text:p>
          </table:table-cell>
        </table:table-row>
        <table:table-row table:style-name="TableLine2197997675136">
          <table:table-cell table:style-name="Table1.A2" office:value-type="string">
            <text:p text:style-name="P20">6</text:p>
          </table:table-cell>
          <table:table-cell table:style-name="Table1.A2" office:value-type="string">
            <text:h text:style-name="P18" text:outline-level="1">Resistencia SMD 220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1.73</text:p>
          </table:table-cell>
          <table:table-cell table:style-name="Table1.E3" office:value-type="float" office:value="1.73">
            <text:p text:style-name="P21">1.73</text:p>
          </table:table-cell>
          <table:table-cell table:style-name="Table1.F2" office:value-type="string">
            <text:p text:style-name="P26"><text:a xlink:type="simple" xlink:href="https://www.digikey.com/es/products/detail/te-connectivity-passive-product/SMW3220RJT/2366686" text:style-name="Internet_20_link" text:visited-style-name="Visited_20_Internet_20_Link">Digi-Key</text:a></text:p>
          </table:table-cell>
        </table:table-row>
        <table:table-row table:style-name="TableLine2197997675136">
          <table:table-cell table:style-name="Table1.A2" office:value-type="string">
            <text:p text:style-name="P20">7</text:p>
          </table:table-cell>
          <table:table-cell table:style-name="Table1.A2" office:value-type="string">
            <text:h text:style-name="P13" text:outline-level="1">Resistencia <text:span text:style-name="T9">SMD 1k</text:span></text:h>
            <text:p text:style-name="Table_20_Contents"/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4">0.29</text:p>
          </table:table-cell>
          <table:table-cell table:style-name="Table1.E3" table:formula="ooow:&lt;D8&gt;*3" office:value-type="float" office:value="0.87">
            <text:p text:style-name="P15">0.87</text:p>
          </table:table-cell>
          <table:table-cell table:style-name="Table1.F2" office:value-type="string">
            <text:p text:style-name="P2"><text:a xlink:type="simple" xlink:href="https://www.digikey.com/es/products/detail/nte-electronics-inc/F1W122/11651289" text:style-name="Internet_20_link" text:visited-style-name="Visited_20_Internet_20_Link"><text:span text:style-name="T7">Digi-Key</text:span></text:a></text:p>
          </table:table-cell>
        </table:table-row>
        <table:table-row table:style-name="TableLine2197997675136">
          <table:table-cell table:style-name="Table1.A2" office:value-type="string">
            <text:p text:style-name="P20">8</text:p>
          </table:table-cell>
          <table:table-cell table:style-name="Table1.A2" office:value-type="string">
            <text:h text:style-name="P17" text:outline-level="1">Led SMD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3">0.034</text:p>
          </table:table-cell>
          <table:table-cell table:style-name="Table1.E3" office:value-type="float" office:value="0.034">
            <text:p text:style-name="P23">0.03</text:p>
          </table:table-cell>
          <table:table-cell table:style-name="Table1.F2" office:value-type="string">
            <text:p text:style-name="P26"><text:a xlink:type="simple" xlink:href="https://www.digikey.com/es/products/detail/american-opto-plus-led/L199LWD-35K-TR/13145325" text:style-name="Internet_20_link" text:visited-style-name="Visited_20_Internet_20_Link">Digi-Key</text:a></text:p>
          </table:table-cell>
        </table:table-row>
        <table:table-row table:style-name="TableLine2197997675136">
          <table:table-cell table:style-name="Table1.A2" office:value-type="string">
            <text:p text:style-name="P20">9</text:p>
          </table:table-cell>
          <table:table-cell table:style-name="Table1.A2" office:value-type="string">
            <text:h text:style-name="P18" text:outline-level="1">Capacitor SMD 0.1uF</text:h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3">3.75</text:p>
          </table:table-cell>
          <table:table-cell table:style-name="Table1.E3" office:value-type="float" office:value="7.5">
            <text:p text:style-name="P23">7.5</text:p>
          </table:table-cell>
          <table:table-cell table:style-name="Table1.F2" office:value-type="string">
            <text:p text:style-name="P26"><text:a xlink:type="simple" xlink:href="https://www.digikey.com/es/products/detail/tdk-corporation/CKG32KX7T2J104K335AH/3934067" text:style-name="Internet_20_link" text:visited-style-name="Visited_20_Internet_20_Link">Digi-Key</text:a></text:p>
          </table:table-cell>
        </table:table-row>
        <table:table-row table:style-name="TableLine2197997675136">
          <table:table-cell table:style-name="Table1.A2" office:value-type="string">
            <text:p text:style-name="P20">10</text:p>
          </table:table-cell>
          <table:table-cell table:style-name="Table1.A2" office:value-type="string">
            <text:h text:style-name="P18" text:outline-level="1">Fusible SMD <text:span text:style-name="T10">22A</text:span>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3">4.5</text:p>
          </table:table-cell>
          <table:table-cell table:style-name="Table1.E3" office:value-type="float" office:value="4.5">
            <text:p text:style-name="P23">4.5</text:p>
          </table:table-cell>
          <table:table-cell table:style-name="Table1.F2" office:value-type="string">
            <text:p text:style-name="P24"><text:a xlink:type="simple" xlink:href="https://www.digikey.com/es/products/detail/littelfuse-inc/ITV4030L1222NR/15297500" text:style-name="Internet_20_link" text:visited-style-name="Visited_20_Internet_20_Link">Digi-Key</text:a></text:p>
          </table:table-cell>
        </table:table-row>
        <table:table-row table:style-name="TableLine2197997675136">
          <table:table-cell table:style-name="Table1.A2" office:value-type="string">
            <text:p text:style-name="P20">11</text:p>
          </table:table-cell>
          <table:table-cell table:style-name="Table1.A2" office:value-type="string">
            <text:h text:style-name="P18" text:outline-level="1">Driver DRV8800RTYR</text:h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3">3.08</text:p>
          </table:table-cell>
          <table:table-cell table:style-name="Table1.E3" office:value-type="float" office:value="3.08">
            <text:p text:style-name="P23">3.08</text:p>
          </table:table-cell>
          <table:table-cell table:style-name="Table1.F2" office:value-type="string">
            <text:p text:style-name="P26"><text:a xlink:type="simple" xlink:href="https://www.digikey.com/es/products/detail/texas-instruments/DRV8800RTYR/1919059?s=N4IgTCBcDaICICUBqAOFAGdCAqBNBIAugL5A" text:style-name="Internet_20_link" text:visited-style-name="Visited_20_Internet_20_Link">Digi-Key</text:a></text:p>
          </table:table-cell>
        </table:table-row>
        <table:table-row table:style-name="TableLine2197997670816">
          <table:table-cell table:style-name="Table1.A2" table:number-columns-spanned="4" office:value-type="string">
            <text:p text:style-name="P9">TOTAL USD</text:p>
          </table:table-cell>
          <table:covered-table-cell/>
          <table:covered-table-cell/>
          <table:covered-table-cell/>
          <table:table-cell table:style-name="Table1.E3" office:value-type="float" office:value="24.774">
            <text:p text:style-name="P22">24.77</text:p>
          </table:table-cell>
          <table:table-cell table:style-name="Table1.F2" office:value-type="string">
            <text:p text:style-name="P8"/>
          </table:table-cell>
        </table:table-row>
        <table:table-row table:style-name="TableLine2197997678592">
          <table:table-cell table:style-name="Table1.A2" table:number-columns-spanned="4" office:value-type="string">
            <text:p text:style-name="P9">Cotización a la fecha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>70<text:span text:style-name="T3">00</text:span></text:p>
          </table:table-cell>
          <table:table-cell table:style-name="Table1.F2" office:value-type="string">
            <text:p text:style-name="P8"/>
          </table:table-cell>
        </table:table-row>
        <table:table-row table:style-name="TableLine2197997675424">
          <table:table-cell table:style-name="Table1.A2" table:number-columns-spanned="4" office:value-type="string">
            <text:p text:style-name="P9">TOTAL GUARANÍES</text:p>
          </table:table-cell>
          <table:covered-table-cell/>
          <table:covered-table-cell/>
          <table:covered-table-cell/>
          <table:table-cell table:style-name="Table1.E15" table:formula="ooow:&lt;B13&gt;*&lt;B14&gt;" office:value-type="float" office:value="173418">
            <text:p text:style-name="P12">173,418</text:p>
          </table:table-cell>
          <table:table-cell table:style-name="Table1.F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0" number:min-decimal-places="0" number:min-integer-digits="0" number:grouping="true"/>
    </number:number-styl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f9795" officeooo:paragraph-rsid="000f9795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width="4.9008in" svg:height="1.3917in" draw:z-index="0"><draw:image xlink:href="Pictures/100000000000024C000000A7ECF9D8A932E1FAAD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08:03.174000000</meta:creation-date>
    <dc:date>2022-11-21T00:32:04.111000000</dc:date>
    <meta:editing-duration>PT17H47M3S</meta:editing-duration>
    <meta:editing-cycles>14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79" meta:word-count="110" meta:character-count="528" meta:non-whitespace-character-count="496"/>
  </office:meta>
</office:document-meta>
</file>